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86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2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2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center">
        <style:tab-stops>
          <style:tab-stop style:position="19.05cm" style:type="right"/>
        </style:tab-stops>
      </style:paragraph-properties>
      <style:text-properties style:font-name="Segoe UI2"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style:font-name="Segoe UI2" fo:font-size="26pt" fo:font-weight="bold" style:font-size-asian="26pt" style:font-weight-asian="bold" style:font-size-complex="26pt" style:font-weight-complex="bold"/>
    </style:style>
    <style:style style:name="P9" style:family="paragraph">
      <style:paragraph-properties fo:margin-left="0.318cm" fo:margin-right="0cm" fo:text-indent="0cm"/>
    </style:style>
    <style:style style:name="P10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26pt" style:font-size-asian="26pt" style:font-size-complex="26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2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2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Segoe UI2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 Semibold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778cm" svg:y="1.016cm">
          <draw:text-box>
            <text:p text:style-name="P1"><text:span text:style-name="T1">HYMN #858</text:span></text:p>
            <text:p text:style-name="P1"><text:span text:style-name="T2">“</text:span><text:span text:style-name="T2">O Father, All Creating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4" draw:layer="layout" svg:width="24.384cm" svg:height="7.011cm" svg:x="1.778cm" svg:y="1.016cm">
          <draw:text-box>
            <text:p text:style-name="P1"><text:span text:style-name="T3">1. </text:span><text:span text:style-name="T4">O Father, all creating,</text:span></text:p>
            <text:p text:style-name="P1"><text:span text:style-name="T4">Whose wisdom, love, and pow’r</text:span><text:span text:style-name="T4"><text:line-break/></text:span><text:span text:style-name="T4">First bound two lives together</text:span></text:p>
            <text:p text:style-name="P1"><text:span text:style-name="T4">In Eden’s primal hour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3" draw:text-style-name="P4" draw:layer="layout" svg:width="24.384cm" svg:height="7.011cm" svg:x="1.778cm" svg:y="1.016cm">
          <draw:text-box>
            <text:p text:style-name="P1"><text:span text:style-name="T4">Today to these Your children</text:span><text:span text:style-name="T4"><text:line-break/></text:span><text:span text:style-name="T4">Your earliest gifts renew:</text:span><text:span text:style-name="T4"><text:line-break/></text:span><text:span text:style-name="T4">A home by You made happy,</text:span><text:span text:style-name="T4"><text:line-break/></text:span><text:span text:style-name="T4">A love by You kept tru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3" draw:text-style-name="P4" draw:layer="layout" svg:width="24.384cm" svg:height="7.011cm" svg:x="1.778cm" svg:y="1.016cm">
          <draw:text-box>
            <text:p text:style-name="P1"><text:span text:style-name="T3">2. </text:span><text:span text:style-name="T4">With good wine, Lord, at Cana</text:span><text:span text:style-name="T4"><text:line-break/></text:span><text:span text:style-name="T4">The wedding feast You blessed.</text:span><text:span text:style-name="T4"><text:line-break/></text:span><text:span text:style-name="T4">Grant also these Your presence,</text:span><text:span text:style-name="T4"><text:line-break/></text:span><text:span text:style-name="T4">And be their dearest gue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4" draw:text-style-name="P6" draw:layer="layout" svg:width="24.384cm" svg:height="7.366cm" svg:x="1.778cm" svg:y="1.016cm">
          <draw:text-box>
            <text:p text:style-name="P5"><text:span text:style-name="T4">Their store of earthly gladness</text:span><text:span text:style-name="T4"><text:line-break/></text:span><text:span text:style-name="T4">Transform to heav’nly wine,</text:span><text:span text:style-name="T4"><text:line-break/></text:span><text:span text:style-name="T4">And teach them, in the testing,</text:span><text:span text:style-name="T4"><text:line-break/></text:span><text:span text:style-name="T4">To know the gift divi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3" draw:text-style-name="P4" draw:layer="layout" svg:width="24.384cm" svg:height="7.011cm" svg:x="1.778cm" svg:y="0.635cm">
          <draw:text-box>
            <text:p text:style-name="P7"><text:span text:style-name="T3">3. </text:span><text:span text:style-name="T4">O Spirit of the Father,</text:span><text:span text:style-name="T4"><text:line-break/></text:span><text:span text:style-name="T4">Breathe on them from above,</text:span><text:span text:style-name="T4"><text:line-break/></text:span><text:span text:style-name="T4">So searching in Your pureness,</text:span><text:span text:style-name="T4"><text:line-break/></text:span><text:span text:style-name="T4">So tender in Your lov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3" draw:text-style-name="P4" draw:layer="layout" svg:width="24.384cm" svg:height="7.011cm" svg:x="1.693cm" svg:y="0.805cm">
          <draw:text-box>
            <text:p text:style-name="P7"><text:span text:style-name="T4">That, guarded by Your presence</text:span><text:span text:style-name="T4"><text:line-break/></text:span><text:span text:style-name="T4">And kept from strife and sin,</text:span><text:span text:style-name="T4"><text:line-break/></text:span><text:span text:style-name="T4">Their hearts may heed Your guidance</text:span><text:span text:style-name="T4"><text:line-break/></text:span><text:span text:style-name="T4">And know You dwell with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3" draw:text-style-name="P8" draw:layer="layout" svg:width="24.384cm" svg:height="7.011cm" svg:x="1.778cm" svg:y="1.016cm">
          <draw:text-box>
            <text:p text:style-name="P7"><text:span text:style-name="T3">4. </text:span><text:span text:style-name="T4">Unless You build it, Father,</text:span><text:span text:style-name="T4"><text:line-break/></text:span><text:span text:style-name="T4">The house is built in vain;</text:span><text:span text:style-name="T4"><text:line-break/></text:span><text:span text:style-name="T4">Unless You, Savior, bless it,</text:span><text:span text:style-name="T4"><text:line-break/></text:span><text:span text:style-name="T4">The joy will turn to pa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5" draw:text-style-name="P10" draw:layer="layout" svg:width="24.384cm" svg:height="11.111cm" svg:x="1.778cm" svg:y="0.827cm">
          <draw:text-box>
            <text:p text:style-name="P1"><text:span text:style-name="T4">But nothing breaks the union</text:span><text:span text:style-name="T4"><text:line-break/></text:span><text:span text:style-name="T4">Of hearts in You made one;</text:span><text:span text:style-name="T4"><text:line-break/></text:span><text:span text:style-name="T4">The love Your Spirit hallows</text:span><text:span text:style-name="T4"><text:line-break/></text:span><text:span text:style-name="T4">Is endless love begun.</text:span></text:p>
            <text:p text:style-name="P9"><text:span text:style-name="T5"><text:line-break/></text:span><text:span text:style-name="T5"/></text:p>
            <text:p text:style-name="P9"><text:span text:style-name="T5"/></text:p>
            <text:p text:style-name="P9"><text:span text:style-name="T5"><text:s text:c="6"/></text:span><text:span text:style-name="T5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4T00:04:46.752000000</meta:creation-date>
    <dc:title>Blue template</dc:title>
    <meta:editing-duration>PT7M25S</meta:editing-duration>
    <meta:editing-cycles>4</meta:editing-cycles>
    <meta:generator>LibreOffice/6.1.5.2$Windows_X86_64 LibreOffice_project/90f8dcf33c87b3705e78202e3df5142b201bd805</meta:generator>
    <dc:date>2019-04-25T18:58:18.656000000</dc:date>
    <meta:document-statistic meta:object-count="48"/>
  </office:meta>
</office:document-meta>
</file>